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fo:font-weight="normal" style:font-weight-asian="normal" style:font-weight-complex="normal"/>
    </style:style>
    <style:style style:name="P4" style:family="paragraph" style:parent-style-name="Text_20_body" style:list-style-name="L3"/>
    <style:style style:name="P5" style:family="paragraph" style:parent-style-name="Text_20_body" style:list-style-name="L5"/>
    <style:style style:name="P6" style:family="paragraph">
      <style:text-properties style:font-name="Calibri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5in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older map</text:h>
      <text:h text:style-name="Heading_20_1" text:outline-level="1"><draw:frame text:anchor-type="paragraph" draw:z-index="0" draw:style-name="gr1" draw:text-style-name="P6" svg:width="6.6567in" svg:height="5.2752in" svg:x="0.0665in" svg:y="0.15in"><draw:text-box><text:p text:style-name="P6"><text:span text:style-name="T3">├───</text:span><text:span text:style-name="T3">Chap3</text:span></text:p><text:p text:style-name="P6"><text:span text:style-name="T3">│ <text:s text:c="2"/>├───</text:span><text:span text:style-name="T3">1.Variable_delay</text:span></text:p><text:p text:style-name="P6"><text:span text:style-name="T3">│ <text:s text:c="2"/>└───</text:span><text:span text:style-name="T3">2.DC_motor_controller</text:span></text:p><text:p text:style-name="P6"><text:span text:style-name="T3">│ <text:s text:c="6"/>├───</text:span><text:span text:style-name="T3">C</text:span></text:p><text:p text:style-name="P6"><text:span text:style-name="T3">│ <text:s text:c="6"/>│ <text:s text:c="2"/>├───</text:span><text:span text:style-name="T3">co-USB</text:span></text:p><text:p text:style-name="P6"><text:span text:style-name="T3">│ <text:s text:c="6"/>│ <text:s text:c="2"/>│ <text:s text:c="2"/>└───</text:span><text:span text:style-name="T3">usbdrv</text:span></text:p><text:p text:style-name="P6"><text:span text:style-name="T3">│ <text:s text:c="6"/>│ <text:s text:c="2"/>└───</text:span><text:span text:style-name="T3">doc</text:span></text:p><text:p text:style-name="P6"><text:span text:style-name="T3">│ <text:s text:c="6"/>│ <text:s text:c="6"/>└───</text:span><text:span text:style-name="T3">html</text:span></text:p><text:p text:style-name="P6"><text:span text:style-name="T3">│ <text:s text:c="6"/>│ <text:s text:c="10"/>└───</text:span><text:span text:style-name="T3">search</text:span></text:p><text:p text:style-name="P6"><text:span text:style-name="T3">│ <text:s text:c="6"/>└───</text:span><text:span text:style-name="T3">MATLAB</text:span></text:p><text:p text:style-name="P6"><text:span text:style-name="T3">│ <text:s text:c="10"/>└───</text:span><text:span text:style-name="T3">lib</text:span></text:p><text:p text:style-name="P6"><text:span text:style-name="T3">├───</text:span><text:span text:style-name="T3">Chap4</text:span></text:p><text:p text:style-name="P6"><text:span text:style-name="T3">│ <text:s text:c="2"/>├───</text:span><text:span text:style-name="T3">data</text:span></text:p><text:p text:style-name="P6"><text:span text:style-name="T3">│ <text:s text:c="2"/>├───</text:span><text:span text:style-name="T3">figures</text:span></text:p><text:p text:style-name="P6"><text:span text:style-name="T3">│ <text:s text:c="2"/>└───</text:span><text:span text:style-name="T3">scripts</text:span></text:p><text:p text:style-name="P6"><text:span text:style-name="T3">├───</text:span><text:span text:style-name="T3">Chap5</text:span></text:p><text:p text:style-name="P6"><text:span text:style-name="T3">│ <text:s text:c="2"/>├───</text:span><text:span text:style-name="T3">5.5.Task jitter measurement</text:span></text:p><text:p text:style-name="P6"><text:span text:style-name="T3">│ <text:s text:c="2"/>│ <text:s text:c="2"/>├───</text:span><text:span text:style-name="T3">Arduino</text:span></text:p><text:p text:style-name="P6"><text:span text:style-name="T3">│ <text:s text:c="2"/>│ <text:s text:c="2"/>└───</text:span><text:span text:style-name="T3">Python</text:span></text:p><text:p text:style-name="P6"><text:span text:style-name="T3">│ <text:s text:c="2"/>├───</text:span><text:span text:style-name="T3">5.6. MATLAB code and scripts</text:span></text:p><text:p text:style-name="P6"><text:span text:style-name="T3">│ <text:s text:c="2"/>│ <text:s text:c="2"/>├───</text:span><text:span text:style-name="T3">jitter_pattern_sources</text:span></text:p><text:p text:style-name="P6"><text:span text:style-name="T3">│ <text:s text:c="2"/>│ <text:s text:c="2"/>└───</text:span><text:span text:style-name="T3">response_data</text:span></text:p><text:p text:style-name="P6"><text:span text:style-name="T3">│ <text:s text:c="2"/>└───</text:span><text:span text:style-name="T3">5.6. Stress-ng</text:span></text:p><text:p text:style-name="P6"><text:span text:style-name="T3">│ <text:s text:c="6"/>├───</text:span><text:span text:style-name="T3">Block Diagram</text:span></text:p><text:p text:style-name="P6"><text:span text:style-name="T3">│ <text:s text:c="6"/>├───</text:span><text:span text:style-name="T3">Database</text:span></text:p><text:p text:style-name="P6"><text:span text:style-name="T3">│ <text:s text:c="6"/>│ <text:s text:c="2"/>├───</text:span><text:span text:style-name="T3">Database</text:span></text:p><text:p text:style-name="P6"><text:span text:style-name="T3">│ <text:s text:c="6"/>│ <text:s text:c="2"/>└───</text:span><text:span text:style-name="T3">matlab</text:span></text:p><text:p text:style-name="P6"><text:span text:style-name="T3">│ <text:s text:c="6"/>├───</text:span><text:span text:style-name="T3">Final_Code</text:span></text:p><text:p text:style-name="P6"><text:span text:style-name="T3">│ <text:s text:c="6"/>├───</text:span><text:span text:style-name="T3">Flow Chart</text:span></text:p><text:p text:style-name="P6"><text:span text:style-name="T3">│ <text:s text:c="6"/>└───</text:span><text:span text:style-name="T3">Manual_files</text:span></text:p><text:p text:style-name="P6"><text:span text:style-name="T3">└───</text:span><text:span text:style-name="T3">documents</text:span></text:p></draw:text-box></draw:frame>Chapter 3</text:h>
      <text:h text:style-name="Heading_20_2" text:outline-level="2">Delay variable design on MATLAB and Ltspice</text:h>
      <text:p text:style-name="Text_20_body">Software to run:</text:p>
      <text:list xml:id="list8182161084778471599" text:style-name="L1">
        <text:list-item>
          <text:p text:style-name="P1"><text:a xlink:type="simple" xlink:href="https://au.mathworks.com/downloads/web_downloads/" text:style-name="Internet_20_link" text:visited-style-name="Visited_20_Internet_20_Link">MATLAB</text:a> 2017b or later. Run <text:span text:style-name="T2">variable_delay.slx</text:span> file then run <text:span text:style-name="T2">plot.m</text:span> file to plot the output figure</text:p>
        </text:list-item>
        <text:list-item>
          <text:p text:style-name="P1"><text:a xlink:type="simple" xlink:href="https://www.analog.com/en/design-center/design-tools-and-calculators/ltspice-simulator.html" text:style-name="Internet_20_link" text:visited-style-name="Visited_20_Internet_20_Link">Ltspice</text:a>: open <text:span text:style-name="T1">*.asc</text:span> files</text:p>
        </text:list-item>
      </text:list>
      <text:h text:style-name="Heading_20_2" text:outline-level="2">DC Motor controller</text:h>
      <text:p text:style-name="Text_20_body">Model files includes</text:p>
      <text:list xml:id="list4829099719253961738" text:style-name="L2">
        <text:list-item>
          <text:p text:style-name="P2">MATLAB script</text:p>
        </text:list-item>
        <text:list-item>
          <text:p text:style-name="P2"><text:soft-page-break/>Simulink file to model the motor controller</text:p>
        </text:list-item>
        <text:list-item>
          <text:p text:style-name="P2">Step to run:</text:p>
          <text:list>
            <text:list-item>
              <text:p text:style-name="P2">Install library in lib folder. Instruction can be found <text:a xlink:type="simple" xlink:href="https://au.mathworks.com/help/simulink/ug/adding-libraries-to-the-library-browser.html" text:style-name="Internet_20_link" text:visited-style-name="Visited_20_Internet_20_Link">here</text:a></text:p>
            </text:list-item>
            <text:list-item>
              <text:p text:style-name="P2">Run the script <text:span text:style-name="T2">motor_PI_Controller.m</text:span></text:p>
            </text:list-item>
            <text:list-item>
              <text:p text:style-name="P2">Run Simulink file <text:span text:style-name="T2">Motor_Model_full.slx</text:span></text:p>
            </text:list-item>
            <text:list-item>
              <text:p text:style-name="P3">Plot output response by run “<text:span text:style-name="T2">Plot_output_response.m</text:span>”. This script can be modify to choose task jitter pattern to display</text:p>
            </text:list-item>
          </text:list>
        </text:list-item>
      </text:list>
      <text:p text:style-name="Text_20_body">Hardware implementation</text:p>
      <text:list xml:id="list3052738651411840403" text:style-name="L3">
        <text:list-item>
          <text:p text:style-name="P4">Read the instruction part at the beginning of the file <text:span text:style-name="T2">OUSB_motor_PI_controller.c</text:span></text:p>
        </text:list-item>
        <text:list-item>
          <text:p text:style-name="P4"><text:a xlink:type="simple" xlink:href="https://pjradcliffe.wordpress.com/open-usb-io/resources/" text:style-name="Internet_20_link" text:visited-style-name="Visited_20_Internet_20_Link">OUSB Board document</text:a></text:p>
        </text:list-item>
        <text:list-item>
          <text:p text:style-name="P4"><text:a xlink:type="simple" xlink:href="https://www.futurlec.com/Mini_DC_Motor.shtml" text:style-name="Internet_20_link" text:visited-style-name="Visited_20_Internet_20_Link">Motor hardware</text:a></text:p>
        </text:list-item>
      </text:list>
      <text:h text:style-name="Heading_20_1" text:outline-level="1">Chapter 4</text:h>
      <text:p text:style-name="Text_20_body">Code for running the envelop responses.</text:p>
      <text:p text:style-name="Text_20_body">The step to run the script is describe in file <text:span text:style-name="T2">“script.m”</text:span> and <text:span text:style-name="T2">“script_20180930.m”</text:span></text:p>
      <text:h text:style-name="Heading_20_1" text:outline-level="1">Chapter 5</text:h>
      <text:h text:style-name="Heading_20_2" text:outline-level="2">Task jitter measurement</text:h>
      <text:list xml:id="list598249176809327398" text:style-name="L5">
        <text:list-item>
          <text:p text:style-name="P5">Arduino file code for measure task jitter : <text:span text:style-name="T2">task-jitter-measurement.ino</text:span></text:p>
        </text:list-item>
        <text:list-item>
          <text:p text:style-name="P5">Python code to save data from Arduino to csv file on PC: <text:span text:style-name="T2">“serial3.py”</text:span></text:p>
        </text:list-item>
      </text:list>
      <text:h text:style-name="Heading_20_2" text:outline-level="2">Stress-ng python code</text:h>
      <text:p text:style-name="Text_20_body">This stress function is written in Python and should be run on target platform such as Orange Pi or BeagleBone black</text:p>
      <text:h text:style-name="Heading_20_2" text:outline-level="2">MATLAB code and scripts.</text:h>
      <text:p text:style-name="Text_20_body">MATLAB scripts for experiment in section 5.6</text:p>
      <text:p text:style-name="Text_20_body"/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01T14:28:30.863048091</meta:creation-date>
    <meta:generator>OpenOffice/4.1.7$Win32 OpenOffice.org_project/417m1$Build-9800</meta:generator>
    <meta:editing-cycles>0</meta:editing-cycles>
    <meta:editing-duration>P0D</meta:editing-duration>
    <meta:document-statistic meta:table-count="0" meta:image-count="0" meta:object-count="0" meta:page-count="2" meta:paragraph-count="30" meta:word-count="203" meta:character-count="1218"/>
  </office:meta>
</office:document-meta>
</file>